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formula="of:=[.B108]-[.C108]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09]-[.C109]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10]-[.C110]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B111]-[.C111]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/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1">
            <text:p>111</text:p>
          </table:table-cell>
          <table:table-cell table:number-columns-repeated="2"/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13])" office:value-type="float" office:value="787">
            <text:p>787</text:p>
          </table:table-cell>
          <table:table-cell table:formula="of:=SUM([.C3:.C113])" office:value-type="float" office:value="745">
            <text:p>745</text:p>
          </table:table-cell>
          <table:table-cell table:formula="of:=SUM([.D3:.D113])" office:value-type="float" office:value="42">
            <text:p>42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9-02T19:37:33</dc:date>
    <meta:editing-duration>P14DT2H15M12S</meta:editing-duration>
    <meta:editing-cycles>1807</meta:editing-cycles>
    <meta:generator>LibreOffice/3.5$Linux_X86_64 LibreOffice_project/350m1$Build-2</meta:generator>
    <dc:creator>tristram </dc:creator>
    <meta:document-statistic meta:table-count="1" meta:cell-count="455" meta:object-count="0"/>
  </office:meta>
</office:document-meta>
</file>